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automatic-styles>
    <style:style style:data-style-name="N0" style:parent-style-name="Default" style:family="table-cell" style:name="ce1"/>
    <style:style style:family="table-column" style:name="co1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master-page-name="mp1" style:family="table" style:name="ta1">
      <style:table-properties style:writing-mode="lr-tb" table:display="true"/>
    </style:style>
    <style:style style:family="graphic" style:name="a0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y="0in" draw:name="Chart 1" svg:width="9.47551in" style:rel-height="scale" style:rel-width="scale" draw:style-name="a0" draw:z-index="1" svg:height="6.88048in" svg:x="0in" draw:id="id0">
            <draw:object xlink:type="simple" xlink:href="Object 1/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style:vertical-align="automatic" fo:background-color="transparent"/>
      <style:text-properties style:font-size-complex="11pt" style:font-size-asian="11pt" fo:font-size="11pt" style:font-name="Calibri" fo:color="#000000" style:font-name-asian="Calibri" style:font-name-complex="Calibri"/>
    </style:style>
    <style:default-style style:family="graphic">
      <style:graphic-properties draw:opacity="100%" svg:stroke-width="0.02778in" svg:stroke-opacity="100%" draw:stroke="solid" draw:fill-color="#4f81bd" svg:stroke-color="#385d8a" draw:fill="solid"/>
    </style:default-style>
  </office:styles>
  <office:automatic-styles>
    <style:page-layout style:name="pm1">
      <style:page-layout-properties fo:margin-right="0.7in" style:table-centering="none" fo:margin-top="0.3in" fo:margin-left="0.7in" fo:margin-bottom="0.3in" style:print="objects charts drawings"/>
      <style:header-style>
        <style:header-footer-properties fo:margin-right="0.7in" fo:margin-left="0.7in" fo:margin-bottom="0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4:09:54</meta:creation-date>
    <dc:date>2015-10-01T14:09:5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25in" fo:text-transform="none" fo:color="#000000" style:font-weight-asian="bold" style:text-underline-style="none" fo:letter-spacing="0in" fo:font-style="normal" style:text-line-through-color="font-color" fo:font-size="0.25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25in" style:text-line-through-style="none" style:letter-kerning="true" fo:font-variant="normal"/>
    </style:style>
    <style:style style:family="paragraph" style:name="a1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family="chart" style:name="Wal0">
      <style:graphic-properties draw:stroke="none" draw:fill="none"/>
    </style:style>
    <style:style style:family="chart" style:name="A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AT01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paragraph" style:name="a3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data-style-name="N0" style:family="chart" style:name="Axs0">
      <style:chart-properties chart:tick-marks-major-inner="false" chart:link-data-style-to-source="true" chart:logarithmic="false" chart:display-label="true" chart:tick-marks-major-outer="true" chart:tick-marks-minor-outer="false" chart:tick-marks-minor-inner="false" chart:maximum="70000" chart:minimum="-10000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Lgnd">
      <style:graphic-properties draw:stroke="none" draw:fill="none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GMa0">
      <style:graphic-properties svg:stroke-color="#000000" svg:stroke-opacity="100%" draw:stroke="dash" draw:stroke-dash="a2" svg:stroke-width="0.01042in" draw:stroke-linejoin="round" draw:fill="none"/>
    </style:style>
    <style:style style:data-style-name="N0" style:family="chart" style:name="Axs1">
      <style:chart-properties chart:tick-marks-major-inner="false" chart:link-data-style-to-source="true" chart:logarithmic="false" chart:tick-marks-minor-outer="false" chart:overlap="100" chart:minimum="-100" chart:display-label="true" chart:tick-marks-major-outer="true" chart:gap-width="150" chart:tick-marks-minor-inner="false" chart:maximum="700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GMa1">
      <style:graphic-properties svg:stroke-color="#000000" svg:stroke-opacity="100%" draw:stroke="dash" draw:stroke-dash="a4" svg:stroke-width="0.01042in" draw:stroke-linejoin="round" draw:fill="none"/>
    </style:style>
    <style:style style:family="chart" style:name="G0S0">
      <style:chart-properties chart:symbol-type="automatic" chart:connect-bars="false" chart:solid-type="cuboid"/>
      <style:graphic-properties svg:stroke-color="#325885" draw:fill="none" draw:stroke="solid" draw:fill-color="#325885" svg:stroke-width="0.03125in" draw:stroke-linejoin="round" svg:stroke-opacity="100%"/>
    </style:style>
    <style:style style:family="chart" style:name="G0S1">
      <style:chart-properties chart:symbol-type="automatic" chart:connect-bars="false" chart:solid-type="cuboid"/>
      <style:graphic-properties svg:stroke-width="0.03125in" svg:stroke-opacity="100%" draw:stroke="solid" draw:fill-color="#873331" svg:stroke-color="#873331" draw:stroke-linejoin="round" draw:fill="none"/>
    </style:style>
    <style:style style:family="chart" style:name="G0S2">
      <style:chart-properties chart:symbol-type="automatic" chart:connect-bars="false" chart:solid-type="cuboid"/>
      <style:graphic-properties svg:stroke-width="0.03125in" svg:stroke-opacity="100%" draw:stroke="solid" draw:fill-color="#6b833a" svg:stroke-color="#6b833a" draw:stroke-linejoin="round" draw:fill="none"/>
    </style:style>
    <style:style style:family="chart" style:name="Crt0">
      <style:chart-properties chart:three-dimensional="false" chart:solid-type="cuboid" chart:symbol-type="automatic" chart:connect-bars="false" chart:deep="false"/>
      <style:graphic-properties draw:opacity="100%" svg:stroke-width="0.01042in" svg:stroke-opacity="100%" draw:stroke="solid" draw:fill-color="#ffffff" svg:stroke-color="#868686" draw:stroke-linejoin="round" draw:fill="solid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line-through-type="none" style:font-size-asian="0.13889in" fo:color="#000000" style:font-weight-asian="normal" style:text-underline-style="none" style:letter-kerning="true" fo:country="US" fo:font-style="normal" style:text-line-through-color="font-color" fo:font-size="0.13889in" fo:font-family="Calibri" style:text-underline-mode="continuous" style:text-underline-type="none" fo:language="en" style:font-weight-complex="normal" style:text-position="0% 100%" style:font-style-complex="normal" fo:font-weight="normal" style:text-line-through-width="auto" style:font-size-complex="0.13889in" style:text-line-through-style="none"/>
    </style:style>
    <style:style style:family="chart" style:name="C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25in" fo:font-size="0.25in" fo:font-weight="bold" style:text-line-through-width="auto" style:text-underline-style="none" style:font-weight-asian="bold" style:font-size-complex="0.25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Plt0">
      <style:chart-properties chart:three-dimensional="false" chart:deep="false"/>
      <style:graphic-properties draw:stroke="none" draw:fill="none"/>
    </style:style>
  </office:automatic-styles>
  <office:body>
    <office:chart>
      <chart:chart chart:class="chart:scatter" svg:width="682.2368503937008pt" chart:style-name="Crt0" svg:height="495.3947244094488pt">
        <chart:title chart:style-name="CT00">
          <text:p text:cond-style-name="" text:style-name="a0" text:class-names="">Unittest Title</text:p>
        </chart:title>
        <chart:legend chart:legend-position="end" chart:style-name="Lgnd" chart:legend-align="center"/>
        <chart:plot-area chart:style-name="Plt0">
          <chart:axis chart:dimension="x" chart:style-name="Axs0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</chart:axis>
          <chart:axis chart:dimension="y" chart:style-name="Axs1" chart:name="primary-y">
            <chart:title chart:style-name="AT01">
              <text:p text:cond-style-name="" text:style-name="a3" text:class-names="">Unittest Y Axis (degK, degR, psia)</text:p>
            </chart:title>
            <chart:grid chart:class="major" chart:style-name="GMa1"/>
          </chart:axis>
          <chart:series chart:class="chart:scatter" chart:attached-axis="primary-y" chart:values-cell-range-address="Alt_Data.$B$3:.$B$7" chart:label-cell-address="Alt_Data.$B$1" chart:style-name="G0S0">
            <chart:domain table:cell-range-address="Alt_Data.$A$3:.$A$7"/>
            <chart:data-point chart:repeated="5"/>
          </chart:series>
          <chart:series chart:class="chart:scatter" chart:attached-axis="primary-y" chart:values-cell-range-address="Alt_Data.$C$3:.$C$7" chart:label-cell-address="Alt_Data.$C$1" chart:style-name="G0S1">
            <chart:domain table:cell-range-address="Alt_Data.$A$3:.$A$7"/>
            <chart:data-point chart:repeated="5"/>
          </chart:series>
          <chart:series chart:class="chart:scatter" chart:attached-axis="primary-y" chart:values-cell-range-address="Alt_Data.$D$3:.$D$7" chart:label-cell-address="Alt_Data.$D$1" chart:style-name="G0S2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isplay-name="SysDash" draw:style="rect" draw:distance="0.01042in" draw:dots2="0" draw:name="a2" draw:dots2-length="0in" draw:dots1="1" draw:dots1-length="0.01042in"/>
    <draw:stroke-dash draw:display-name="SysDash" draw:style="rect" draw:distance="0.01042in" draw:dots2="0" draw:name="a4" draw:dots2-length="0in" draw:dots1="1" draw:dots1-length="0.01042in"/>
  </office:styles>
</office:document-styles>
</file>